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6552" calcext:value-type="float">
            <text:p>118.7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1024" calcext:value-type="float">
            <text:p>117.9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9104" calcext:value-type="float">
            <text:p>117.7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205</text:p>
          </table:table-cell>
          <table:table-cell office:value-type="string" calcext:value-type="string">
            <text:p>TWDB:1043205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